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87cm" svg:height="9.005cm" svg:x="4.141cm" svg:y="1.992cm">
            <draw:object draw:notify-on-update-of-ranges="Feuille1.A1:Feuille1.T1 Feuille1.A2:Feuille1.T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7cm" svg:height="9.004cm" svg:x="4.854cm" svg:y="27.704cm">
            <draw:object draw:notify-on-update-of-ranges="Feuille1.A57:Feuille1.T57 Feuille1.A58:Feuille1.T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87cm" svg:height="9.004cm" svg:x="6.472cm" svg:y="14.158cm">
            <draw:object draw:notify-on-update-of-ranges="Feuille1.A29:Feuille1.T29 Feuille1.A30:Feuille1.T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5 ; -4,5</text:p>
          </table:table-cell>
          <table:table-cell table:style-name="ce1" office:value-type="string" calcext:value-type="string">
            <text:p>-4,5 ; <text:s/>-4</text:p>
          </table:table-cell>
          <table:table-cell table:style-name="ce1" office:value-type="string" calcext:value-type="string">
            <text:p>-4 ; -3,5</text:p>
          </table:table-cell>
          <table:table-cell table:style-name="ce1" office:value-type="string" calcext:value-type="string">
            <text:p>-3,5 ; -3</text:p>
          </table:table-cell>
          <table:table-cell table:style-name="ce1" office:value-type="string" calcext:value-type="string">
            <text:p>-3 ; -2,5</text:p>
          </table:table-cell>
          <table:table-cell table:style-name="ce1" office:value-type="string" calcext:value-type="string">
            <text:p>-2,5 ; -2</text:p>
          </table:table-cell>
          <table:table-cell table:style-name="ce1" office:value-type="string" calcext:value-type="string">
            <text:p>-2 ; -1,5</text:p>
          </table:table-cell>
          <table:table-cell table:style-name="ce1" office:value-type="string" calcext:value-type="string">
            <text:p>-1,5 ; -1</text:p>
          </table:table-cell>
          <table:table-cell table:style-name="ce1" office:value-type="string" calcext:value-type="string">
            <text:p>-1 ; -0,5</text:p>
          </table:table-cell>
          <table:table-cell table:style-name="ce1" office:value-type="string" calcext:value-type="string">
            <text:p>-0,5 ; 0</text:p>
          </table:table-cell>
          <table:table-cell table:style-name="ce1" office:value-type="string" calcext:value-type="string">
            <text:p>0 ; 0,5</text:p>
          </table:table-cell>
          <table:table-cell table:style-name="ce1" office:value-type="string" calcext:value-type="string">
            <text:p>0,5 ; 1</text:p>
          </table:table-cell>
          <table:table-cell table:style-name="ce1" office:value-type="string" calcext:value-type="string">
            <text:p>1 ; 1,5</text:p>
          </table:table-cell>
          <table:table-cell table:style-name="ce1" office:value-type="string" calcext:value-type="string">
            <text:p>1,5 ; 2</text:p>
          </table:table-cell>
          <table:table-cell table:style-name="ce1" office:value-type="string" calcext:value-type="string">
            <text:p>2 ; 2,5</text:p>
          </table:table-cell>
          <table:table-cell table:style-name="ce1" office:value-type="string" calcext:value-type="string">
            <text:p>2,5 ; 3</text:p>
          </table:table-cell>
          <table:table-cell table:style-name="ce1" office:value-type="string" calcext:value-type="string">
            <text:p>3 ; 3,5</text:p>
          </table:table-cell>
          <table:table-cell table:style-name="ce1" office:value-type="string" calcext:value-type="string">
            <text:p>3,5 ; 4</text:p>
          </table:table-cell>
          <table:table-cell table:style-name="ce1" office:value-type="string" calcext:value-type="string">
            <text:p>4 ; 4,5</text:p>
          </table:table-cell>
          <table:table-cell table:style-name="ce1" office:value-type="string" calcext:value-type="string">
            <text:p>4,5 ; 5</text:p>
          </table:table-cell>
          <table:table-cell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style-name="ce1" office:value-type="string" calcext:value-type="string">
            <text:p>-5 ; -4,5</text:p>
          </table:table-cell>
          <table:table-cell table:style-name="ce1" office:value-type="string" calcext:value-type="string">
            <text:p>-4,5 ; <text:s/>-4</text:p>
          </table:table-cell>
          <table:table-cell table:style-name="ce1" office:value-type="string" calcext:value-type="string">
            <text:p>-4 ; -3,5</text:p>
          </table:table-cell>
          <table:table-cell table:style-name="ce1" office:value-type="string" calcext:value-type="string">
            <text:p>-3,5 ; -3</text:p>
          </table:table-cell>
          <table:table-cell table:style-name="ce1" office:value-type="string" calcext:value-type="string">
            <text:p>-3 ; -2,5</text:p>
          </table:table-cell>
          <table:table-cell table:style-name="ce1" office:value-type="string" calcext:value-type="string">
            <text:p>-2,5 ; -2</text:p>
          </table:table-cell>
          <table:table-cell table:style-name="ce1" office:value-type="string" calcext:value-type="string">
            <text:p>-2 ; -1,5</text:p>
          </table:table-cell>
          <table:table-cell table:style-name="ce1" office:value-type="string" calcext:value-type="string">
            <text:p>-1,5 ; -1</text:p>
          </table:table-cell>
          <table:table-cell table:style-name="ce1" office:value-type="string" calcext:value-type="string">
            <text:p>-1 ; -0,5</text:p>
          </table:table-cell>
          <table:table-cell table:style-name="ce1" office:value-type="string" calcext:value-type="string">
            <text:p>-0,5 ; 0</text:p>
          </table:table-cell>
          <table:table-cell table:style-name="ce1" office:value-type="string" calcext:value-type="string">
            <text:p>0 ; 0,5</text:p>
          </table:table-cell>
          <table:table-cell table:style-name="ce1" office:value-type="string" calcext:value-type="string">
            <text:p>0,5 ; 1</text:p>
          </table:table-cell>
          <table:table-cell table:style-name="ce1" office:value-type="string" calcext:value-type="string">
            <text:p>1 ; 1,5</text:p>
          </table:table-cell>
          <table:table-cell table:style-name="ce1" office:value-type="string" calcext:value-type="string">
            <text:p>1,5 ; 2</text:p>
          </table:table-cell>
          <table:table-cell table:style-name="ce1" office:value-type="string" calcext:value-type="string">
            <text:p>2 ; 2,5</text:p>
          </table:table-cell>
          <table:table-cell table:style-name="ce1" office:value-type="string" calcext:value-type="string">
            <text:p>2,5 ; 3</text:p>
          </table:table-cell>
          <table:table-cell table:style-name="ce1" office:value-type="string" calcext:value-type="string">
            <text:p>3 ; 3,5</text:p>
          </table:table-cell>
          <table:table-cell table:style-name="ce1" office:value-type="string" calcext:value-type="string">
            <text:p>3,5 ; 4</text:p>
          </table:table-cell>
          <table:table-cell table:style-name="ce1" office:value-type="string" calcext:value-type="string">
            <text:p>4 ; 4,5</text:p>
          </table:table-cell>
          <table:table-cell table:style-name="ce1" office:value-type="string" calcext:value-type="string">
            <text:p>4,5 ; 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74" calcext:value-type="float">
            <text:p>374</text:p>
          </table:table-cell>
          <table:table-cell office:value-type="float" office:value="2202" calcext:value-type="float">
            <text:p>2202</text:p>
          </table:table-cell>
          <table:table-cell office:value-type="float" office:value="9805" calcext:value-type="float">
            <text:p>9805</text:p>
          </table:table-cell>
          <table:table-cell office:value-type="float" office:value="33437" calcext:value-type="float">
            <text:p>33437</text:p>
          </table:table-cell>
          <table:table-cell office:value-type="float" office:value="87824" calcext:value-type="float">
            <text:p>87824</text:p>
          </table:table-cell>
          <table:table-cell office:value-type="float" office:value="183519" calcext:value-type="float">
            <text:p>183519</text:p>
          </table:table-cell>
          <table:table-cell office:value-type="float" office:value="299167" calcext:value-type="float">
            <text:p>299167</text:p>
          </table:table-cell>
          <table:table-cell office:value-type="float" office:value="383265" calcext:value-type="float">
            <text:p>383265</text:p>
          </table:table-cell>
          <table:table-cell office:value-type="float" office:value="382082" calcext:value-type="float">
            <text:p>382082</text:p>
          </table:table-cell>
          <table:table-cell office:value-type="float" office:value="300808" calcext:value-type="float">
            <text:p>300808</text:p>
          </table:table-cell>
          <table:table-cell office:value-type="float" office:value="183141" calcext:value-type="float">
            <text:p>183141</text:p>
          </table:table-cell>
          <table:table-cell office:value-type="float" office:value="88352" calcext:value-type="float">
            <text:p>88352</text:p>
          </table:table-cell>
          <table:table-cell office:value-type="float" office:value="33343" calcext:value-type="float">
            <text:p>33343</text:p>
          </table:table-cell>
          <table:table-cell office:value-type="float" office:value="9864" calcext:value-type="float">
            <text:p>9864</text:p>
          </table:table-cell>
          <table:table-cell office:value-type="float" office:value="2295" calcext:value-type="float">
            <text:p>2295</text:p>
          </table:table-cell>
          <table:table-cell office:value-type="float" office:value="412" calcext:value-type="float">
            <text:p>4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style-name="ce1" office:value-type="string" calcext:value-type="string">
            <text:p>-5 ; -4,5</text:p>
          </table:table-cell>
          <table:table-cell table:style-name="ce1" office:value-type="string" calcext:value-type="string">
            <text:p>-4,5 ; <text:s/>-4</text:p>
          </table:table-cell>
          <table:table-cell table:style-name="ce1" office:value-type="string" calcext:value-type="string">
            <text:p>-4 ; -3,5</text:p>
          </table:table-cell>
          <table:table-cell table:style-name="ce1" office:value-type="string" calcext:value-type="string">
            <text:p>-3,5 ; -3</text:p>
          </table:table-cell>
          <table:table-cell table:style-name="ce1" office:value-type="string" calcext:value-type="string">
            <text:p>-3 ; -2,5</text:p>
          </table:table-cell>
          <table:table-cell table:style-name="ce1" office:value-type="string" calcext:value-type="string">
            <text:p>-2,5 ; -2</text:p>
          </table:table-cell>
          <table:table-cell table:style-name="ce1" office:value-type="string" calcext:value-type="string">
            <text:p>-2 ; -1,5</text:p>
          </table:table-cell>
          <table:table-cell table:style-name="ce1" office:value-type="string" calcext:value-type="string">
            <text:p>-1,5 ; -1</text:p>
          </table:table-cell>
          <table:table-cell table:style-name="ce1" office:value-type="string" calcext:value-type="string">
            <text:p>-1 ; -0,5</text:p>
          </table:table-cell>
          <table:table-cell table:style-name="ce1" office:value-type="string" calcext:value-type="string">
            <text:p>-0,5 ; 0</text:p>
          </table:table-cell>
          <table:table-cell table:style-name="ce1" office:value-type="string" calcext:value-type="string">
            <text:p>0 ; 0,5</text:p>
          </table:table-cell>
          <table:table-cell table:style-name="ce1" office:value-type="string" calcext:value-type="string">
            <text:p>0,5 ; 1</text:p>
          </table:table-cell>
          <table:table-cell table:style-name="ce1" office:value-type="string" calcext:value-type="string">
            <text:p>1 ; 1,5</text:p>
          </table:table-cell>
          <table:table-cell table:style-name="ce1" office:value-type="string" calcext:value-type="string">
            <text:p>1,5 ; 2</text:p>
          </table:table-cell>
          <table:table-cell table:style-name="ce1" office:value-type="string" calcext:value-type="string">
            <text:p>2 ; 2,5</text:p>
          </table:table-cell>
          <table:table-cell table:style-name="ce1" office:value-type="string" calcext:value-type="string">
            <text:p>2,5 ; 3</text:p>
          </table:table-cell>
          <table:table-cell table:style-name="ce1" office:value-type="string" calcext:value-type="string">
            <text:p>3 ; 3,5</text:p>
          </table:table-cell>
          <table:table-cell table:style-name="ce1" office:value-type="string" calcext:value-type="string">
            <text:p>3,5 ; 4</text:p>
          </table:table-cell>
          <table:table-cell table:style-name="ce1" office:value-type="string" calcext:value-type="string">
            <text:p>4 ; 4,5</text:p>
          </table:table-cell>
          <table:table-cell table:style-name="ce1" office:value-type="string" calcext:value-type="string">
            <text:p>4,5 ; 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7" calcext:value-type="float">
            <text:p>217</text:p>
          </table:table-cell>
          <table:table-cell office:value-type="float" office:value="966" calcext:value-type="float">
            <text:p>966</text:p>
          </table:table-cell>
          <table:table-cell office:value-type="float" office:value="3413" calcext:value-type="float">
            <text:p>3413</text:p>
          </table:table-cell>
          <table:table-cell office:value-type="float" office:value="8843" calcext:value-type="float">
            <text:p>8843</text:p>
          </table:table-cell>
          <table:table-cell office:value-type="float" office:value="18301" calcext:value-type="float">
            <text:p>18301</text:p>
          </table:table-cell>
          <table:table-cell office:value-type="float" office:value="29865" calcext:value-type="float">
            <text:p>29865</text:p>
          </table:table-cell>
          <table:table-cell office:value-type="float" office:value="38359" calcext:value-type="float">
            <text:p>38359</text:p>
          </table:table-cell>
          <table:table-cell office:value-type="float" office:value="38120" calcext:value-type="float">
            <text:p>38120</text:p>
          </table:table-cell>
          <table:table-cell office:value-type="float" office:value="30018" calcext:value-type="float">
            <text:p>30018</text:p>
          </table:table-cell>
          <table:table-cell office:value-type="float" office:value="18328" calcext:value-type="float">
            <text:p>18328</text:p>
          </table:table-cell>
          <table:table-cell office:value-type="float" office:value="8924" calcext:value-type="float">
            <text:p>8924</text:p>
          </table:table-cell>
          <table:table-cell office:value-type="float" office:value="3348" calcext:value-type="float">
            <text:p>3348</text:p>
          </table:table-cell>
          <table:table-cell office:value-type="float" office:value="956" calcext:value-type="float">
            <text:p>956</text:p>
          </table:table-cell>
          <table:table-cell office:value-type="float" office:value="244" calcext:value-type="float">
            <text:p>24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20:16:59.836256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22:31:23.482839573</meta:creation-date>
    <dc:date>2022-10-15T20:35:11.154161515</dc:date>
    <meta:editing-duration>PT17M48S</meta:editing-duration>
    <meta:editing-cycles>7</meta:editing-cycles>
    <meta:generator>LibreOffice/6.4.7.2$Linux_X86_64 LibreOffice_project/40$Build-2</meta:generator>
    <meta:document-statistic meta:table-count="1" meta:cell-count="12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bar" chart:style-name="ch1">
        <chart:title svg:x="6.456cm" svg:y="0.316cm" chart:style-name="ch2">
          <text:p>1000 itérations</text:p>
        </chart:title>
        <chart:plot-area chart:style-name="ch3" table:cell-range-address="Feuille1.A1:Feuille1.T2" chart:data-source-has-labels="row" svg:x="0.319cm" svg:y="1.275cm" svg:width="15.35cm" svg:height="7.551cm">
          <chartooo:coordinate-region svg:x="1.126cm" svg:y="1.275cm" svg:width="14.543cm" svg:height="5.906cm"/>
          <chart:axis chart:dimension="x" chart:name="primary-x" chart:style-name="ch4" chartooo:axis-type="auto">
            <chartooo:date-scale/>
            <chart:categories table:cell-range-address="Feuille1.A1:Feuille1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2:Feuille1.T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5 ; -4,5</text:p>
                <draw:g>
                  <svg:desc>Feuille1.A1:Feuille1.T1</svg:desc>
                </draw:g>
              </table:table-cell>
              <table:table-cell office:value-type="string">
                <text:p>-4,5 ;  -4</text:p>
              </table:table-cell>
              <table:table-cell office:value-type="string">
                <text:p>-4 ; -3,5</text:p>
              </table:table-cell>
              <table:table-cell office:value-type="string">
                <text:p>-3,5 ; -3</text:p>
              </table:table-cell>
              <table:table-cell office:value-type="string">
                <text:p>-3 ; -2,5</text:p>
              </table:table-cell>
              <table:table-cell office:value-type="string">
                <text:p>-2,5 ; -2</text:p>
              </table:table-cell>
              <table:table-cell office:value-type="string">
                <text:p>-2 ; -1,5</text:p>
              </table:table-cell>
              <table:table-cell office:value-type="string">
                <text:p>-1,5 ; -1</text:p>
              </table:table-cell>
              <table:table-cell office:value-type="string">
                <text:p>-1 ; -0,5</text:p>
              </table:table-cell>
              <table:table-cell office:value-type="string">
                <text:p>-0,5 ; 0</text:p>
              </table:table-cell>
              <table:table-cell office:value-type="string">
                <text:p>0 ; 0,5</text:p>
              </table:table-cell>
              <table:table-cell office:value-type="string">
                <text:p>0,5 ; 1</text:p>
              </table:table-cell>
              <table:table-cell office:value-type="string">
                <text:p>1 ; 1,5</text:p>
              </table:table-cell>
              <table:table-cell office:value-type="string">
                <text:p>1,5 ; 2</text:p>
              </table:table-cell>
              <table:table-cell office:value-type="string">
                <text:p>2 ; 2,5</text:p>
              </table:table-cell>
              <table:table-cell office:value-type="string">
                <text:p>2,5 ; 3</text:p>
              </table:table-cell>
              <table:table-cell office:value-type="string">
                <text:p>3 ; 3,5</text:p>
              </table:table-cell>
              <table:table-cell office:value-type="string">
                <text:p>3,5 ; 4</text:p>
              </table:table-cell>
              <table:table-cell office:value-type="string">
                <text:p>4 ; 4,5</text:p>
              </table:table-cell>
              <table:table-cell office:value-type="string">
                <text:p>4,5 ; 5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A2:Feuille1.T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94">
                <text:p>94</text:p>
              </table:table-cell>
              <table:table-cell office:value-type="float" office:value="175">
                <text:p>175</text:p>
              </table:table-cell>
              <table:table-cell office:value-type="float" office:value="294">
                <text:p>294</text:p>
              </table:table-cell>
              <table:table-cell office:value-type="float" office:value="391">
                <text:p>391</text:p>
              </table:table-cell>
              <table:table-cell office:value-type="float" office:value="387">
                <text:p>387</text:p>
              </table:table-cell>
              <table:table-cell office:value-type="float" office:value="306">
                <text:p>306</text:p>
              </table:table-cell>
              <table:table-cell office:value-type="float" office:value="179">
                <text:p>179</text:p>
              </table:table-cell>
              <table:table-cell office:value-type="float" office:value="92">
                <text:p>9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title svg:x="5.966cm" svg:y="0.316cm" chart:style-name="ch2">
          <text:p>1 000 000 itérations</text:p>
        </chart:title>
        <chart:plot-area chart:style-name="ch3" table:cell-range-address="Feuille1.A29:Feuille1.T30" chart:data-source-has-labels="row" svg:x="0.319cm" svg:y="1.275cm" svg:width="15.35cm" svg:height="7.55cm">
          <chartooo:coordinate-region svg:x="1.681cm" svg:y="1.275cm" svg:width="13.988cm" svg:height="5.905cm"/>
          <chart:axis chart:dimension="x" chart:name="primary-x" chart:style-name="ch4" chartooo:axis-type="auto">
            <chartooo:date-scale/>
            <chart:categories table:cell-range-address="Feuille1.A29:Feuille1.T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30:Feuille1.T30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5 ; -4,5</text:p>
                <draw:g>
                  <svg:desc>Feuille1.A29:Feuille1.T29</svg:desc>
                </draw:g>
              </table:table-cell>
              <table:table-cell office:value-type="string">
                <text:p>-4,5 ;  -4</text:p>
              </table:table-cell>
              <table:table-cell office:value-type="string">
                <text:p>-4 ; -3,5</text:p>
              </table:table-cell>
              <table:table-cell office:value-type="string">
                <text:p>-3,5 ; -3</text:p>
              </table:table-cell>
              <table:table-cell office:value-type="string">
                <text:p>-3 ; -2,5</text:p>
              </table:table-cell>
              <table:table-cell office:value-type="string">
                <text:p>-2,5 ; -2</text:p>
              </table:table-cell>
              <table:table-cell office:value-type="string">
                <text:p>-2 ; -1,5</text:p>
              </table:table-cell>
              <table:table-cell office:value-type="string">
                <text:p>-1,5 ; -1</text:p>
              </table:table-cell>
              <table:table-cell office:value-type="string">
                <text:p>-1 ; -0,5</text:p>
              </table:table-cell>
              <table:table-cell office:value-type="string">
                <text:p>-0,5 ; 0</text:p>
              </table:table-cell>
              <table:table-cell office:value-type="string">
                <text:p>0 ; 0,5</text:p>
              </table:table-cell>
              <table:table-cell office:value-type="string">
                <text:p>0,5 ; 1</text:p>
              </table:table-cell>
              <table:table-cell office:value-type="string">
                <text:p>1 ; 1,5</text:p>
              </table:table-cell>
              <table:table-cell office:value-type="string">
                <text:p>1,5 ; 2</text:p>
              </table:table-cell>
              <table:table-cell office:value-type="string">
                <text:p>2 ; 2,5</text:p>
              </table:table-cell>
              <table:table-cell office:value-type="string">
                <text:p>2,5 ; 3</text:p>
              </table:table-cell>
              <table:table-cell office:value-type="string">
                <text:p>3 ; 3,5</text:p>
              </table:table-cell>
              <table:table-cell office:value-type="string">
                <text:p>3,5 ; 4</text:p>
              </table:table-cell>
              <table:table-cell office:value-type="string">
                <text:p>4 ; 4,5</text:p>
              </table:table-cell>
              <table:table-cell office:value-type="string">
                <text:p>4,5 ; 5</text:p>
              </table:table-cell>
            </table:table-row>
          </table:table-header-rows>
          <table:table-rows>
            <table:table-row>
              <table:table-cell office:value-type="string">
                <text:p>Ligne 30</text:p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Feuille1.A30:Feuille1.T30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374">
                <text:p>374</text:p>
              </table:table-cell>
              <table:table-cell office:value-type="float" office:value="2202">
                <text:p>2202</text:p>
              </table:table-cell>
              <table:table-cell office:value-type="float" office:value="9805">
                <text:p>9805</text:p>
              </table:table-cell>
              <table:table-cell office:value-type="float" office:value="33437">
                <text:p>33437</text:p>
              </table:table-cell>
              <table:table-cell office:value-type="float" office:value="87824">
                <text:p>87824</text:p>
              </table:table-cell>
              <table:table-cell office:value-type="float" office:value="183519">
                <text:p>183519</text:p>
              </table:table-cell>
              <table:table-cell office:value-type="float" office:value="299167">
                <text:p>299167</text:p>
              </table:table-cell>
              <table:table-cell office:value-type="float" office:value="383265">
                <text:p>383265</text:p>
              </table:table-cell>
              <table:table-cell office:value-type="float" office:value="382082">
                <text:p>382082</text:p>
              </table:table-cell>
              <table:table-cell office:value-type="float" office:value="300808">
                <text:p>300808</text:p>
              </table:table-cell>
              <table:table-cell office:value-type="float" office:value="183141">
                <text:p>183141</text:p>
              </table:table-cell>
              <table:table-cell office:value-type="float" office:value="88352">
                <text:p>88352</text:p>
              </table:table-cell>
              <table:table-cell office:value-type="float" office:value="33343">
                <text:p>33343</text:p>
              </table:table-cell>
              <table:table-cell office:value-type="float" office:value="9864">
                <text:p>9864</text:p>
              </table:table-cell>
              <table:table-cell office:value-type="float" office:value="2295">
                <text:p>2295</text:p>
              </table:table-cell>
              <table:table-cell office:value-type="float" office:value="412">
                <text:p>412</text:p>
              </table:table-cell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bar" chart:style-name="ch1">
        <chart:title svg:x="6.217cm" svg:y="0.316cm" chart:style-name="ch2">
          <text:p>100000 itérations</text:p>
        </chart:title>
        <chart:plot-area chart:style-name="ch3" table:cell-range-address="Feuille1.A57:Feuille1.T58" chart:data-source-has-labels="row" svg:x="0.319cm" svg:y="1.275cm" svg:width="15.35cm" svg:height="7.55cm">
          <chartooo:coordinate-region svg:x="1.496cm" svg:y="1.275cm" svg:width="14.173cm" svg:height="5.905cm"/>
          <chart:axis chart:dimension="x" chart:name="primary-x" chart:style-name="ch4" chartooo:axis-type="auto">
            <chartooo:date-scale/>
            <chart:categories table:cell-range-address="Feuille1.A57:Feuille1.T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A58:Feuille1.T5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5 ; -4,5</text:p>
                <draw:g>
                  <svg:desc>Feuille1.A57:Feuille1.T57</svg:desc>
                </draw:g>
              </table:table-cell>
              <table:table-cell office:value-type="string">
                <text:p>-4,5 ;  -4</text:p>
              </table:table-cell>
              <table:table-cell office:value-type="string">
                <text:p>-4 ; -3,5</text:p>
              </table:table-cell>
              <table:table-cell office:value-type="string">
                <text:p>-3,5 ; -3</text:p>
              </table:table-cell>
              <table:table-cell office:value-type="string">
                <text:p>-3 ; -2,5</text:p>
              </table:table-cell>
              <table:table-cell office:value-type="string">
                <text:p>-2,5 ; -2</text:p>
              </table:table-cell>
              <table:table-cell office:value-type="string">
                <text:p>-2 ; -1,5</text:p>
              </table:table-cell>
              <table:table-cell office:value-type="string">
                <text:p>-1,5 ; -1</text:p>
              </table:table-cell>
              <table:table-cell office:value-type="string">
                <text:p>-1 ; -0,5</text:p>
              </table:table-cell>
              <table:table-cell office:value-type="string">
                <text:p>-0,5 ; 0</text:p>
              </table:table-cell>
              <table:table-cell office:value-type="string">
                <text:p>0 ; 0,5</text:p>
              </table:table-cell>
              <table:table-cell office:value-type="string">
                <text:p>0,5 ; 1</text:p>
              </table:table-cell>
              <table:table-cell office:value-type="string">
                <text:p>1 ; 1,5</text:p>
              </table:table-cell>
              <table:table-cell office:value-type="string">
                <text:p>1,5 ; 2</text:p>
              </table:table-cell>
              <table:table-cell office:value-type="string">
                <text:p>2 ; 2,5</text:p>
              </table:table-cell>
              <table:table-cell office:value-type="string">
                <text:p>2,5 ; 3</text:p>
              </table:table-cell>
              <table:table-cell office:value-type="string">
                <text:p>3 ; 3,5</text:p>
              </table:table-cell>
              <table:table-cell office:value-type="string">
                <text:p>3,5 ; 4</text:p>
              </table:table-cell>
              <table:table-cell office:value-type="string">
                <text:p>4 ; 4,5</text:p>
              </table:table-cell>
              <table:table-cell office:value-type="string">
                <text:p>4,5 ; 5</text:p>
              </table:table-cell>
            </table:table-row>
          </table:table-header-rows>
          <table:table-rows>
            <table:table-row>
              <table:table-cell office:value-type="string">
                <text:p>Ligne 58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A58:Feuille1.T5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17">
                <text:p>217</text:p>
              </table:table-cell>
              <table:table-cell office:value-type="float" office:value="966">
                <text:p>966</text:p>
              </table:table-cell>
              <table:table-cell office:value-type="float" office:value="3413">
                <text:p>3413</text:p>
              </table:table-cell>
              <table:table-cell office:value-type="float" office:value="8843">
                <text:p>8843</text:p>
              </table:table-cell>
              <table:table-cell office:value-type="float" office:value="18301">
                <text:p>18301</text:p>
              </table:table-cell>
              <table:table-cell office:value-type="float" office:value="29865">
                <text:p>29865</text:p>
              </table:table-cell>
              <table:table-cell office:value-type="float" office:value="38359">
                <text:p>38359</text:p>
              </table:table-cell>
              <table:table-cell office:value-type="float" office:value="38120">
                <text:p>38120</text:p>
              </table:table-cell>
              <table:table-cell office:value-type="float" office:value="30018">
                <text:p>30018</text:p>
              </table:table-cell>
              <table:table-cell office:value-type="float" office:value="18328">
                <text:p>18328</text:p>
              </table:table-cell>
              <table:table-cell office:value-type="float" office:value="8924">
                <text:p>8924</text:p>
              </table:table-cell>
              <table:table-cell office:value-type="float" office:value="3348">
                <text:p>3348</text:p>
              </table:table-cell>
              <table:table-cell office:value-type="float" office:value="956">
                <text:p>956</text:p>
              </table:table-cell>
              <table:table-cell office:value-type="float" office:value="244">
                <text:p>244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